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016cm" svg:y="3.098cm" presentation:class="title" presentation:user-transformed="true">
          <draw:text-box>
            <text:p>Self-Refining Software in Ar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lliot Chandler • 2018 Feb. 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 strategies: Genetic 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re are a variety of techniques that are used to develop artificial intelligence.</text:p>
              </text:list-item>
              <text:list-item>
                <text:p>One that particularly interests me is <text:span text:style-name="T1">genetic programming</text:span><text:span text:style-name="T2">, where a computer program is modified repeatedly by another program (or by itself) in the process of optimizing it for a specific task.</text:span></text:p>
              </text:list-item>
              <text:list-item>
                <text:p><text:span text:style-name="T2">This seems particularly applicable in computer-generated art, since artworks could be presented to humans for feedback, and the software could optimize for the most positive feedbac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tificial neural netwo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rtificial neural networks are a model for computation based on biological minds.</text:p>
              </text:list-item>
              <text:list-item>
                <text:p>They consist of artificial neurons, which are computational algorithms that accept inputs and produce outputs in a way that models biological neurons.</text:p>
              </text:list-item>
              <text:list-item>
                <text:p>By combining these artificial neurons, connecting their inputs and outputs to each other, complex software systems can be develop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13:20:28.423025694</meta:creation-date>
    <meta:generator>LibreOffice/5.4.2.2.0$Linux_X86_64 LibreOffice_project/40m0$Build-2</meta:generator>
    <dc:date>2018-02-11T14:02:51.280688515</dc:date>
    <meta:editing-duration>PT31M21S</meta:editing-duration>
    <meta:editing-cycles>5</meta:editing-cycles>
    <meta:document-statistic meta:object-count="37"/>
  </office:meta>
</office:document-meta>
</file>